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ontserrat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2.106cm" fo:break-before="auto" style:use-optimal-row-height="true"/>
    </style:style>
    <style:style style:name="ro3" style:family="table-row">
      <style:table-row-properties style:row-height="2.79cm" fo:break-before="auto" style:use-optimal-row-height="true"/>
    </style:style>
    <style:style style:name="ro4" style:family="table-row">
      <style:table-row-properties style:row-height="3.475cm" fo:break-before="auto" style:use-optimal-row-height="true"/>
    </style:style>
    <style:style style:name="ro5" style:family="table-row">
      <style:table-row-properties style:row-height="4.159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/>
          <table:table-cell table:style-name="ce5" office:value-type="string">
            <text:p>Fonctionnalité</text:p>
          </table:table-cell>
          <table:table-cell table:style-name="ce9" office:value-type="string">
            <text:p>Action</text:p>
          </table:table-cell>
          <table:table-cell table:style-name="ce9" office:value-type="string">
            <text:p>Résultat attendu</text:p>
          </table:table-cell>
          <table:table-cell table:style-name="ce13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Une page d’accueil montrant (de manière dynamique) tous les articles disponibles à la vente.</text:p>
          </table:table-cell>
          <table:table-cell table:style-name="ce10" office:value-type="string">
            <text:p>Ouvrir sur la page d'accueil du site web dans un navigateur</text:p>
          </table:table-cell>
          <table:table-cell table:style-name="ce10" office:value-type="string">
            <text:p>Affichage de l'ensemble des produits</text:p>
          </table:table-cell>
          <table:table-cell table:style-name="ce14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7" office:value-type="string">
            <text:p>Une page produit dynamique qui affiche l'image, le prix,  la description, le choix du couleur et le nombre d'articles </text:p>
          </table:table-cell>
          <table:table-cell table:style-name="ce11" office:value-type="string">
            <text:p>Depuis la page d'accueil, le clic sur une 'card' renvoie sur la page du produit </text:p>
          </table:table-cell>
          <table:table-cell table:style-name="ce11" office:value-type="string">
            <text:p>La page doit contenir et afficher toutes les informations du produit contenu dans l'API</text:p>
          </table:table-cell>
          <table:table-cell table:style-name="ce14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7" office:value-type="string">
            <text:p>Depuis la page produit, l'utilisateur peut sélectionner une quantité, une couleur et ajouter le produit à son panier.</text:p>
          </table:table-cell>
          <table:table-cell table:style-name="ce11" office:value-type="string">
            <text:p>L'utilisateur peut cliquer sur la couleur et la quantitée désirée puis cliquer sur le bouton ajouter au panier pour effectuer cette action</text:p>
          </table:table-cell>
          <table:table-cell table:style-name="ce11" office:value-type="string">
            <text:p>Suite aux inputs de l'utilisateur, le produit est ajouté au panier et stocker dans le local storage</text:p>
          </table:table-cell>
          <table:table-cell table:style-name="ce14" office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7" office:value-type="string">
            <text:p>Une page panier contenant un résumé des produits</text:p>
          </table:table-cell>
          <table:table-cell table:style-name="ce11" office:value-type="string">
            <text:p>Les articles du panier sont affichés à partir des informations contenus dans le local storage et la possibilités de modifier la quantité de chaque articles ou de les supprimer</text:p>
          </table:table-cell>
          <table:table-cell table:style-name="ce11" office:value-type="string">
            <text:p>Les articles modifiés ou supprimés sont modifiés/retirés du panier visuellement et du local storage. Un recalcul du total d'articles et du panier est effectué à chaque changements</text:p>
          </table:table-cell>
          <table:table-cell table:style-name="ce14" office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7" office:value-type="string">
            <text:p>La page panier contient un formulaire à remplir pour valider sa commande</text:p>
          </table:table-cell>
          <table:table-cell table:style-name="ce11" office:value-type="string">
            <text:p>L'utilisateur remplit le formulaire avec ses informations pour pouvoir commander</text:p>
          </table:table-cell>
          <table:table-cell table:style-name="ce11" office:value-type="string">
            <text:p>Le contenu du formulaire est vérifié et le bouton Commander renvoie vers une validation de commande si tous les champs sont bien remplis sinon un message d'erreur apparaît</text:p>
          </table:table-cell>
          <table:table-cell table:style-name="ce14" office:value-type="string">
            <text:p>OK</text:p>
          </table:table-cell>
          <table:table-cell table:number-columns-repeated="1019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7" office:value-type="string">
            <text:p>Une page de confirmation de commande contenant le numéro de commande</text:p>
          </table:table-cell>
          <table:table-cell table:style-name="ce11" office:value-type="string">
            <text:p>Suite à sa commande sur la page panier,  l'utilisateur est renvoyer sur la page de confirmation de commande</text:p>
          </table:table-cell>
          <table:table-cell table:style-name="ce11" office:value-type="string">
            <text:p>Le bouton commander renvoie vers la page de confirmation de commande suite à une requête post à l'API permettant d'obtenir le numéro de commande et ce dernier est bien affiché dans l'url et sur la page</text:p>
          </table:table-cell>
          <table:table-cell table:style-name="ce14" office:value-type="string">
            <text:p>OK</text:p>
          </table:table-cell>
          <table:table-cell table:number-columns-repeated="1019"/>
        </table:table-row>
        <table:table-row table:style-name="ro6" table:number-rows-repeated="14">
          <table:table-cell table:style-name="ce3"/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6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ontserrat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1">21/02/2022</text:date>, <text:time>16:4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21T16:47:59.89</dc:date>
    <dc:creator>Papy Sheelba</dc:creator>
    <meta:document-statistic meta:table-count="1" meta:cell-count="34" meta:object-count="0"/>
    <meta:generator>OpenOffice/4.1.10$Win32 OpenOffice.org_project/4110m2$Build-9807</meta:generator>
  </office:meta>
</office:document-meta>
</file>